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71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zas 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879764556884765" calcext:value-type="float">
            <text:p>8,7976455688476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85625457763672" calcext:value-type="float">
            <text:p>0,00028562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988960266113281" calcext:value-type="float">
            <text:p>0,00098896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23192977905273" calcext:value-type="float">
            <text:p>0,00423192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71027183532715" calcext:value-type="float">
            <text:p>0,01710271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72108268737793" calcext:value-type="float">
            <text:p>0,072108268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78419256210327" calcext:value-type="float">
            <text:p>0,278419256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.12921118736267" calcext:value-type="float">
            <text:p>1,129211187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.49998474121094" calcext:value-type="float">
            <text:p>4,4999847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14:45.429748746</meta:creation-date>
    <dc:date>2017-11-06T18:26:57.358709702</dc:date>
    <meta:editing-duration>PT1M35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